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24958333333333cm"/>
    </style:style>
    <style:style style:name="co3" style:family="table-column">
      <style:table-column-properties fo:break-before="auto" style:column-width="5.4239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orksheet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0" table:default-cell-style-name="ce1"/>
        <table:table-row table:style-name="ro1">
          <table:table-cell office:value-type="string" table:style-name="ce1">
            <text:p>UF</text:p>
          </table:table-cell>
          <table:table-cell office:value-type="string" table:style-name="ce1">
            <text:p>Código [-]</text:p>
          </table:table-cell>
          <table:table-cell office:value-type="string" table:style-name="ce1">
            <text:p>Gentílico [-]</text:p>
          </table:table-cell>
          <table:table-cell office:value-type="string" table:style-name="ce1">
            <text:p>Governador [2019]</text:p>
          </table:table-cell>
          <table:table-cell office:value-type="string" table:style-name="ce1">
            <text:p>Capital [2010]</text:p>
          </table:table-cell>
          <table:table-cell office:value-type="string" table:style-name="ce1">
            <text:p>area_territorial_km2_2019</text:p>
          </table:table-cell>
          <table:table-cell office:value-type="string" table:style-name="ce1">
            <text:p>populacao_estimada_2020</text:p>
          </table:table-cell>
          <table:table-cell office:value-type="string" table:style-name="ce1">
            <text:p>dens_demografica_hab_km2_2010</text:p>
          </table:table-cell>
          <table:table-cell office:value-type="string" table:style-name="ce1">
            <text:p>Matrículas no ensino fundamental - matrículas [2018]</text:p>
          </table:table-cell>
          <table:table-cell office:value-type="string" table:style-name="ce1">
            <text:p>IDH &lt;span&gt;Índice de desenvolvimento humano&lt;/span&gt; [2010]</text:p>
          </table:table-cell>
          <table:table-cell office:value-type="string" table:style-name="ce1">
            <text:p>Receitas realizadas - R$ (×1000) [2017]</text:p>
          </table:table-cell>
          <table:table-cell office:value-type="string" table:style-name="ce1">
            <text:p>Despesas empenhadas - R$ (×1000) [2017]</text:p>
          </table:table-cell>
          <table:table-cell office:value-type="string" table:style-name="ce1">
            <text:p>Rendimento mensal domiciliar per capita - R$ [2019]</text:p>
          </table:table-cell>
          <table:table-cell office:value-type="string" table:style-name="ce1">
            <text:p>Total de veículos - veículos [2018]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cr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criano</text:p>
          </table:table-cell>
          <table:table-cell office:value-type="string" table:style-name="ce1">
            <text:p>GLADSON DE LIMA CAMELI</text:p>
          </table:table-cell>
          <table:table-cell office:value-type="string" table:style-name="ce1">
            <text:p>Rio Branco</text:p>
          </table:table-cell>
          <table:table-cell office:value-type="float" office:value="164123.96400000001" table:style-name="ce1">
            <text:p>164123,964</text:p>
          </table:table-cell>
          <table:table-cell office:value-type="float" office:value="894470" table:style-name="ce1">
            <text:p>894470</text:p>
          </table:table-cell>
          <table:table-cell office:value-type="float" office:value="4.47" table:style-name="ce1">
            <text:p>4,47</text:p>
          </table:table-cell>
          <table:table-cell office:value-type="float" office:value="157646" table:style-name="ce1">
            <text:p>157646</text:p>
          </table:table-cell>
          <table:table-cell office:value-type="float" office:value="0.66300000000000003" table:style-name="ce1">
            <text:p>0,663</text:p>
          </table:table-cell>
          <table:table-cell office:value-type="float" office:value="6632883.10836" table:style-name="ce1">
            <text:p>6632883,108</text:p>
          </table:table-cell>
          <table:table-cell office:value-type="float" office:value="6084416.8063000003" table:style-name="ce1">
            <text:p>6084416,806</text:p>
          </table:table-cell>
          <table:table-cell office:value-type="float" office:value="890" table:style-name="ce1">
            <text:p>890</text:p>
          </table:table-cell>
          <table:table-cell office:value-type="float" office:value="277831" table:style-name="ce1">
            <text:p>2778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lagoas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lagoano</text:p>
          </table:table-cell>
          <table:table-cell office:value-type="string" table:style-name="ce1">
            <text:p>JOSE RENAN VASCONCELOS CALHEIROS FILHO</text:p>
          </table:table-cell>
          <table:table-cell office:value-type="string" table:style-name="ce1">
            <text:p>Maceió</text:p>
          </table:table-cell>
          <table:table-cell office:value-type="float" office:value="27843.294999999998" table:style-name="ce1">
            <text:p>27843,295</text:p>
          </table:table-cell>
          <table:table-cell office:value-type="float" office:value="3351543" table:style-name="ce1">
            <text:p>3351543</text:p>
          </table:table-cell>
          <table:table-cell office:value-type="float" office:value="112.33" table:style-name="ce1">
            <text:p>112,33</text:p>
          </table:table-cell>
          <table:table-cell office:value-type="float" office:value="490587" table:style-name="ce1">
            <text:p>490587</text:p>
          </table:table-cell>
          <table:table-cell office:value-type="float" office:value="0.63100000000000001" table:style-name="ce1">
            <text:p>0,631</text:p>
          </table:table-cell>
          <table:table-cell office:value-type="float" office:value="11950438.46015" table:style-name="ce1">
            <text:p>11950438,46</text:p>
          </table:table-cell>
          <table:table-cell office:value-type="float" office:value="10460634.91711" table:style-name="ce1">
            <text:p>10460634,92</text:p>
          </table:table-cell>
          <table:table-cell office:value-type="float" office:value="731" table:style-name="ce1">
            <text:p>731</text:p>
          </table:table-cell>
          <table:table-cell office:value-type="float" office:value="834827" table:style-name="ce1">
            <text:p>8348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mapá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mapaense</text:p>
          </table:table-cell>
          <table:table-cell office:value-type="string" table:style-name="ce1">
            <text:p>ANTONIO WALDEZ GÓES DA SILVA</text:p>
          </table:table-cell>
          <table:table-cell office:value-type="string" table:style-name="ce1">
            <text:p>Macapá</text:p>
          </table:table-cell>
          <table:table-cell office:value-type="float" office:value="142470.76199999999" table:style-name="ce1">
            <text:p>142470,762</text:p>
          </table:table-cell>
          <table:table-cell office:value-type="float" office:value="861773" table:style-name="ce1">
            <text:p>861773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136185" table:style-name="ce1">
            <text:p>136185</text:p>
          </table:table-cell>
          <table:table-cell office:value-type="float" office:value="0.70799999999999996" table:style-name="ce1">
            <text:p>0,708</text:p>
          </table:table-cell>
          <table:table-cell office:value-type="float" office:value="5396417.1447099997" table:style-name="ce1">
            <text:p>5396417,145</text:p>
          </table:table-cell>
          <table:table-cell office:value-type="float" office:value="4224464.0882900003" table:style-name="ce1">
            <text:p>4224464,088</text:p>
          </table:table-cell>
          <table:table-cell office:value-type="float" office:value="880" table:style-name="ce1">
            <text:p>880</text:p>
          </table:table-cell>
          <table:table-cell office:value-type="float" office:value="195039" table:style-name="ce1">
            <text:p>1950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mazona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amazonense</text:p>
          </table:table-cell>
          <table:table-cell office:value-type="string" table:style-name="ce1">
            <text:p>WILSON MIRANDA LIMA</text:p>
          </table:table-cell>
          <table:table-cell office:value-type="string" table:style-name="ce1">
            <text:p>Manaus</text:p>
          </table:table-cell>
          <table:table-cell office:value-type="float" office:value="1559167.889" table:style-name="ce1">
            <text:p>1559167,889</text:p>
          </table:table-cell>
          <table:table-cell office:value-type="float" office:value="4207714" table:style-name="ce1">
            <text:p>4207714</text:p>
          </table:table-cell>
          <table:table-cell office:value-type="float" office:value="2.23" table:style-name="ce1">
            <text:p>2,23</text:p>
          </table:table-cell>
          <table:table-cell office:value-type="float" office:value="705007" table:style-name="ce1">
            <text:p>705007</text:p>
          </table:table-cell>
          <table:table-cell office:value-type="float" office:value="0.67400000000000004" table:style-name="ce1">
            <text:p>0,674</text:p>
          </table:table-cell>
          <table:table-cell office:value-type="float" office:value="17328459.434020001" table:style-name="ce1">
            <text:p>17328459,43</text:p>
          </table:table-cell>
          <table:table-cell office:value-type="float" office:value="15324896.557050001" table:style-name="ce1">
            <text:p>15324896,56</text:p>
          </table:table-cell>
          <table:table-cell office:value-type="float" office:value="842" table:style-name="ce1">
            <text:p>842</text:p>
          </table:table-cell>
          <table:table-cell office:value-type="float" office:value="883083" table:style-name="ce1">
            <text:p>88308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ahi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baiano</text:p>
          </table:table-cell>
          <table:table-cell office:value-type="string" table:style-name="ce1">
            <text:p>RUI COSTA DOS SANTOS</text:p>
          </table:table-cell>
          <table:table-cell office:value-type="string" table:style-name="ce1">
            <text:p>Salvador</text:p>
          </table:table-cell>
          <table:table-cell office:value-type="float" office:value="564760.42700000003" table:style-name="ce1">
            <text:p>564760,427</text:p>
          </table:table-cell>
          <table:table-cell office:value-type="float" office:value="14930634" table:style-name="ce1">
            <text:p>14930634</text:p>
          </table:table-cell>
          <table:table-cell office:value-type="float" office:value="24.82" table:style-name="ce1">
            <text:p>24,82</text:p>
          </table:table-cell>
          <table:table-cell office:value-type="float" office:value="2034711" table:style-name="ce1">
            <text:p>2034711</text:p>
          </table:table-cell>
          <table:table-cell office:value-type="float" office:value="0.66" table:style-name="ce1">
            <text:p>0,66</text:p>
          </table:table-cell>
          <table:table-cell office:value-type="float" office:value="50191003.24052" table:style-name="ce1">
            <text:p>50191003,24</text:p>
          </table:table-cell>
          <table:table-cell office:value-type="float" office:value="45570160.003799997" table:style-name="ce1">
            <text:p>45570160</text:p>
          </table:table-cell>
          <table:table-cell office:value-type="float" office:value="913" table:style-name="ce1">
            <text:p>913</text:p>
          </table:table-cell>
          <table:table-cell office:value-type="float" office:value="4139107" table:style-name="ce1">
            <text:p>413910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eará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earense</text:p>
          </table:table-cell>
          <table:table-cell office:value-type="string" table:style-name="ce1">
            <text:p>CAMILO SOBREIRA DE SANTANA</text:p>
          </table:table-cell>
          <table:table-cell office:value-type="string" table:style-name="ce1">
            <text:p>Fortaleza</text:p>
          </table:table-cell>
          <table:table-cell office:value-type="float" office:value="148894.44099999999" table:style-name="ce1">
            <text:p>148894,441</text:p>
          </table:table-cell>
          <table:table-cell office:value-type="float" office:value="9187103" table:style-name="ce1">
            <text:p>9187103</text:p>
          </table:table-cell>
          <table:table-cell office:value-type="float" office:value="56.76" table:style-name="ce1">
            <text:p>56,76</text:p>
          </table:table-cell>
          <table:table-cell office:value-type="float" office:value="1198116" table:style-name="ce1">
            <text:p>1198116</text:p>
          </table:table-cell>
          <table:table-cell office:value-type="float" office:value="0.68200000000000005" table:style-name="ce1">
            <text:p>0,682</text:p>
          </table:table-cell>
          <table:table-cell office:value-type="float" office:value="28420222.47191" table:style-name="ce1">
            <text:p>28420222,47</text:p>
          </table:table-cell>
          <table:table-cell office:value-type="float" office:value="24608352.18276" table:style-name="ce1">
            <text:p>24608352,18</text:p>
          </table:table-cell>
          <table:table-cell office:value-type="float" office:value="942" table:style-name="ce1">
            <text:p>942</text:p>
          </table:table-cell>
          <table:table-cell office:value-type="float" office:value="3148369" table:style-name="ce1">
            <text:p>31483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istrito Federal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brasiliense</text:p>
          </table:table-cell>
          <table:table-cell office:value-type="string" table:style-name="ce1">
            <text:p>IBANEIS ROCHA BARROS JUNIOR</text:p>
          </table:table-cell>
          <table:table-cell office:value-type="string" table:style-name="ce1">
            <text:p>Brasília</text:p>
          </table:table-cell>
          <table:table-cell office:value-type="float" office:value="5760.7830000000004" table:style-name="ce1">
            <text:p>5760,783</text:p>
          </table:table-cell>
          <table:table-cell office:value-type="float" office:value="3055149" table:style-name="ce1">
            <text:p>3055149</text:p>
          </table:table-cell>
          <table:table-cell office:value-type="float" office:value="444.66" table:style-name="ce1">
            <text:p>444,66</text:p>
          </table:table-cell>
          <table:table-cell office:value-type="float" office:value="377622" table:style-name="ce1">
            <text:p>377622</text:p>
          </table:table-cell>
          <table:table-cell office:value-type="float" office:value="0.82399999999999995" table:style-name="ce1">
            <text:p>0,824</text:p>
          </table:table-cell>
          <table:table-cell office:value-type="float" office:value="23812211.270739999" table:style-name="ce1">
            <text:p>23812211,27</text:p>
          </table:table-cell>
          <table:table-cell office:value-type="float" office:value="21990464.684900001" table:style-name="ce1">
            <text:p>21990464,68</text:p>
          </table:table-cell>
          <table:table-cell office:value-type="float" office:value="2686" table:style-name="ce1">
            <text:p>2686</text:p>
          </table:table-cell>
          <table:table-cell office:value-type="float" office:value="1812473" table:style-name="ce1">
            <text:p>181247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spírito Sant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capixaba ou espírito-santense</text:p>
          </table:table-cell>
          <table:table-cell office:value-type="string" table:style-name="ce1">
            <text:p>JOSE RENATO CASAGRANDE</text:p>
          </table:table-cell>
          <table:table-cell office:value-type="string" table:style-name="ce1">
            <text:p>Vitória</text:p>
          </table:table-cell>
          <table:table-cell office:value-type="float" office:value="46074.447" table:style-name="ce1">
            <text:p>46074,447</text:p>
          </table:table-cell>
          <table:table-cell office:value-type="float" office:value="4064052" table:style-name="ce1">
            <text:p>4064052</text:p>
          </table:table-cell>
          <table:table-cell office:value-type="float" office:value="76.25" table:style-name="ce1">
            <text:p>76,25</text:p>
          </table:table-cell>
          <table:table-cell office:value-type="float" office:value="502059" table:style-name="ce1">
            <text:p>502059</text:p>
          </table:table-cell>
          <table:table-cell office:value-type="float" office:value="0.74" table:style-name="ce1">
            <text:p>0,74</text:p>
          </table:table-cell>
          <table:table-cell office:value-type="float" office:value="19685616.743760001" table:style-name="ce1">
            <text:p>19685616,74</text:p>
          </table:table-cell>
          <table:table-cell office:value-type="float" office:value="14392338.001879999" table:style-name="ce1">
            <text:p>14392338</text:p>
          </table:table-cell>
          <table:table-cell office:value-type="float" office:value="1477" table:style-name="ce1">
            <text:p>1477</text:p>
          </table:table-cell>
          <table:table-cell office:value-type="float" office:value="1936862" table:style-name="ce1">
            <text:p>193686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oiás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goiano</text:p>
          </table:table-cell>
          <table:table-cell office:value-type="string" table:style-name="ce1">
            <text:p>RONALDO RAMOS CAIADO</text:p>
          </table:table-cell>
          <table:table-cell office:value-type="string" table:style-name="ce1">
            <text:p>Goiânia</text:p>
          </table:table-cell>
          <table:table-cell office:value-type="float" office:value="340203.32900000003" table:style-name="ce1">
            <text:p>340203,329</text:p>
          </table:table-cell>
          <table:table-cell office:value-type="float" office:value="7113540" table:style-name="ce1">
            <text:p>7113540</text:p>
          </table:table-cell>
          <table:table-cell office:value-type="float" office:value="17.649999999999999" table:style-name="ce1">
            <text:p>17,65</text:p>
          </table:table-cell>
          <table:table-cell office:value-type="float" office:value="877593" table:style-name="ce1">
            <text:p>877593</text:p>
          </table:table-cell>
          <table:table-cell office:value-type="float" office:value="0.73499999999999999" table:style-name="ce1">
            <text:p>0,735</text:p>
          </table:table-cell>
          <table:table-cell office:value-type="float" office:value="37885335.168480001" table:style-name="ce1">
            <text:p>37885335,17</text:p>
          </table:table-cell>
          <table:table-cell office:value-type="float" office:value="24248380.342330001" table:style-name="ce1">
            <text:p>24248380,34</text:p>
          </table:table-cell>
          <table:table-cell office:value-type="float" office:value="1306" table:style-name="ce1">
            <text:p>1306</text:p>
          </table:table-cell>
          <table:table-cell office:value-type="float" office:value="3909429" table:style-name="ce1">
            <text:p>390942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ranhão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ranhense</text:p>
          </table:table-cell>
          <table:table-cell office:value-type="string" table:style-name="ce1">
            <text:p>FLÁVIO DINO DE CASTRO E COSTA</text:p>
          </table:table-cell>
          <table:table-cell office:value-type="string" table:style-name="ce1">
            <text:p>São Luís</text:p>
          </table:table-cell>
          <table:table-cell office:value-type="float" office:value="329642.18199999997" table:style-name="ce1">
            <text:p>329642,182</text:p>
          </table:table-cell>
          <table:table-cell office:value-type="float" office:value="7114598" table:style-name="ce1">
            <text:p>7114598</text:p>
          </table:table-cell>
          <table:table-cell office:value-type="float" office:value="19.809999999999999" table:style-name="ce1">
            <text:p>19,81</text:p>
          </table:table-cell>
          <table:table-cell office:value-type="float" office:value="1178949" table:style-name="ce1">
            <text:p>1178949</text:p>
          </table:table-cell>
          <table:table-cell office:value-type="float" office:value="0.63900000000000001" table:style-name="ce1">
            <text:p>0,639</text:p>
          </table:table-cell>
          <table:table-cell office:value-type="float" office:value="18503261.354910001" table:style-name="ce1">
            <text:p>18503261,35</text:p>
          </table:table-cell>
          <table:table-cell office:value-type="float" office:value="17627170.755740002" table:style-name="ce1">
            <text:p>17627170,76</text:p>
          </table:table-cell>
          <table:table-cell office:value-type="float" office:value="636" table:style-name="ce1">
            <text:p>636</text:p>
          </table:table-cell>
          <table:table-cell office:value-type="float" office:value="1696683" table:style-name="ce1">
            <text:p>169668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to Grosso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mato-grossense</text:p>
          </table:table-cell>
          <table:table-cell office:value-type="string" table:style-name="ce1">
            <text:p>MAURO MENDES FERREIRA</text:p>
          </table:table-cell>
          <table:table-cell office:value-type="string" table:style-name="ce1">
            <text:p>Cuiabá</text:p>
          </table:table-cell>
          <table:table-cell office:value-type="float" office:value="903207.01899999997" table:style-name="ce1">
            <text:p>903207,019</text:p>
          </table:table-cell>
          <table:table-cell office:value-type="float" office:value="3526220" table:style-name="ce1">
            <text:p>3526220</text:p>
          </table:table-cell>
          <table:table-cell office:value-type="float" office:value="3.36" table:style-name="ce1">
            <text:p>3,36</text:p>
          </table:table-cell>
          <table:table-cell office:value-type="float" office:value="471613" table:style-name="ce1">
            <text:p>471613</text:p>
          </table:table-cell>
          <table:table-cell office:value-type="float" office:value="0.72499999999999998" table:style-name="ce1">
            <text:p>0,725</text:p>
          </table:table-cell>
          <table:table-cell office:value-type="float" office:value="23958528.83588" table:style-name="ce1">
            <text:p>23958528,84</text:p>
          </table:table-cell>
          <table:table-cell office:value-type="float" office:value="18187363.270089999" table:style-name="ce1">
            <text:p>18187363,27</text:p>
          </table:table-cell>
          <table:table-cell office:value-type="float" office:value="1403" table:style-name="ce1">
            <text:p>1403</text:p>
          </table:table-cell>
          <table:table-cell office:value-type="float" office:value="2080848" table:style-name="ce1">
            <text:p>208084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to Grosso do Sul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l-mato-grossense ou mato-grossense-do-sul</text:p>
          </table:table-cell>
          <table:table-cell office:value-type="string" table:style-name="ce1">
            <text:p>REINALDO AZAMBUJA SILVA</text:p>
          </table:table-cell>
          <table:table-cell office:value-type="string" table:style-name="ce1">
            <text:p>Campo Grande</text:p>
          </table:table-cell>
          <table:table-cell office:value-type="float" office:value="357145.53399999999" table:style-name="ce1">
            <text:p>357145,534</text:p>
          </table:table-cell>
          <table:table-cell office:value-type="float" office:value="2809394" table:style-name="ce1">
            <text:p>2809394</text:p>
          </table:table-cell>
          <table:table-cell office:value-type="float" office:value="6.86" table:style-name="ce1">
            <text:p>6,86</text:p>
          </table:table-cell>
          <table:table-cell office:value-type="float" office:value="404114" table:style-name="ce1">
            <text:p>404114</text:p>
          </table:table-cell>
          <table:table-cell office:value-type="float" office:value="0.72899999999999998" table:style-name="ce1">
            <text:p>0,729</text:p>
          </table:table-cell>
          <table:table-cell office:value-type="float" office:value="16396655.77012" table:style-name="ce1">
            <text:p>16396655,77</text:p>
          </table:table-cell>
          <table:table-cell office:value-type="float" office:value="14506915.37404" table:style-name="ce1">
            <text:p>14506915,37</text:p>
          </table:table-cell>
          <table:table-cell office:value-type="float" office:value="1514" table:style-name="ce1">
            <text:p>1514</text:p>
          </table:table-cell>
          <table:table-cell office:value-type="float" office:value="1583142" table:style-name="ce1">
            <text:p>158314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inas Gerais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mineiro</text:p>
          </table:table-cell>
          <table:table-cell office:value-type="string" table:style-name="ce1">
            <text:p>ROMEU ZEMA NETO</text:p>
          </table:table-cell>
          <table:table-cell office:value-type="string" table:style-name="ce1">
            <text:p>Belo Horizonte</text:p>
          </table:table-cell>
          <table:table-cell office:value-type="float" office:value="586521.12300000002" table:style-name="ce1">
            <text:p>586521,123</text:p>
          </table:table-cell>
          <table:table-cell office:value-type="float" office:value="21292666" table:style-name="ce1">
            <text:p>21292666</text:p>
          </table:table-cell>
          <table:table-cell office:value-type="float" office:value="33.409999999999997" table:style-name="ce1">
            <text:p>33,41</text:p>
          </table:table-cell>
          <table:table-cell office:value-type="float" office:value="2511483" table:style-name="ce1">
            <text:p>2511483</text:p>
          </table:table-cell>
          <table:table-cell office:value-type="float" office:value="0.73099999999999998" table:style-name="ce1">
            <text:p>0,731</text:p>
          </table:table-cell>
          <table:table-cell office:value-type="float" office:value="97199823.156159997" table:style-name="ce1">
            <text:p>97199823,16</text:p>
          </table:table-cell>
          <table:table-cell office:value-type="float" office:value="98391669.163230002" table:style-name="ce1">
            <text:p>98391669,16</text:p>
          </table:table-cell>
          <table:table-cell office:value-type="float" office:value="1358" table:style-name="ce1">
            <text:p>1358</text:p>
          </table:table-cell>
          <table:table-cell office:value-type="float" office:value="11191341" table:style-name="ce1">
            <text:p>1119134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ará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araense</text:p>
          </table:table-cell>
          <table:table-cell office:value-type="string" table:style-name="ce1">
            <text:p>HELDER ZAHLUTH BARBALHO</text:p>
          </table:table-cell>
          <table:table-cell office:value-type="string" table:style-name="ce1">
            <text:p>Belém</text:p>
          </table:table-cell>
          <table:table-cell office:value-type="float" office:value="1245870.798" table:style-name="ce1">
            <text:p>1245870,798</text:p>
          </table:table-cell>
          <table:table-cell office:value-type="float" office:value="8690745" table:style-name="ce1">
            <text:p>8690745</text:p>
          </table:table-cell>
          <table:table-cell office:value-type="float" office:value="6.07" table:style-name="ce1">
            <text:p>6,07</text:p>
          </table:table-cell>
          <table:table-cell office:value-type="float" office:value="1439788" table:style-name="ce1">
            <text:p>1439788</text:p>
          </table:table-cell>
          <table:table-cell office:value-type="float" office:value="0.64600000000000002" table:style-name="ce1">
            <text:p>0,646</text:p>
          </table:table-cell>
          <table:table-cell office:value-type="float" office:value="25849446.104540002" table:style-name="ce1">
            <text:p>25849446,1</text:p>
          </table:table-cell>
          <table:table-cell office:value-type="float" office:value="22533470.045469999" table:style-name="ce1">
            <text:p>22533470,05</text:p>
          </table:table-cell>
          <table:table-cell office:value-type="float" office:value="807" table:style-name="ce1">
            <text:p>807</text:p>
          </table:table-cell>
          <table:table-cell office:value-type="float" office:value="2013952" table:style-name="ce1">
            <text:p>201395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araíba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araibano</text:p>
          </table:table-cell>
          <table:table-cell office:value-type="string" table:style-name="ce1">
            <text:p>JOÃO AZEVEDO LINS FILHO</text:p>
          </table:table-cell>
          <table:table-cell office:value-type="string" table:style-name="ce1">
            <text:p>João Pessoa</text:p>
          </table:table-cell>
          <table:table-cell office:value-type="float" office:value="56467.241999999998" table:style-name="ce1">
            <text:p>56467,242</text:p>
          </table:table-cell>
          <table:table-cell office:value-type="float" office:value="4039277" table:style-name="ce1">
            <text:p>4039277</text:p>
          </table:table-cell>
          <table:table-cell office:value-type="float" office:value="66.7" table:style-name="ce1">
            <text:p>66,7</text:p>
          </table:table-cell>
          <table:table-cell office:value-type="float" office:value="556248" table:style-name="ce1">
            <text:p>556248</text:p>
          </table:table-cell>
          <table:table-cell office:value-type="float" office:value="0.65800000000000003" table:style-name="ce1">
            <text:p>0,658</text:p>
          </table:table-cell>
          <table:table-cell office:value-type="float" office:value="13097005.31928" table:style-name="ce1">
            <text:p>13097005,32</text:p>
          </table:table-cell>
          <table:table-cell office:value-type="float" office:value="10074700.04266" table:style-name="ce1">
            <text:p>10074700,04</text:p>
          </table:table-cell>
          <table:table-cell office:value-type="float" office:value="929" table:style-name="ce1">
            <text:p>929</text:p>
          </table:table-cell>
          <table:table-cell office:value-type="float" office:value="1293668" table:style-name="ce1">
            <text:p>129366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araná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paranaense</text:p>
          </table:table-cell>
          <table:table-cell office:value-type="string" table:style-name="ce1">
            <text:p>CARLOS ROBERTO MASSA JUNIOR</text:p>
          </table:table-cell>
          <table:table-cell office:value-type="string" table:style-name="ce1">
            <text:p>Curitiba</text:p>
          </table:table-cell>
          <table:table-cell office:value-type="float" office:value="199298.97899999999" table:style-name="ce1">
            <text:p>199298,979</text:p>
          </table:table-cell>
          <table:table-cell office:value-type="float" office:value="11516840" table:style-name="ce1">
            <text:p>11516840</text:p>
          </table:table-cell>
          <table:table-cell office:value-type="float" office:value="52.4" table:style-name="ce1">
            <text:p>52,4</text:p>
          </table:table-cell>
          <table:table-cell office:value-type="float" office:value="1427218" table:style-name="ce1">
            <text:p>1427218</text:p>
          </table:table-cell>
          <table:table-cell office:value-type="float" office:value="0.749" table:style-name="ce1">
            <text:p>0,749</text:p>
          </table:table-cell>
          <table:table-cell office:value-type="float" office:value="60163576.12246" table:style-name="ce1">
            <text:p>60163576,12</text:p>
          </table:table-cell>
          <table:table-cell office:value-type="float" office:value="55534402.974830002" table:style-name="ce1">
            <text:p>55534402,97</text:p>
          </table:table-cell>
          <table:table-cell office:value-type="float" office:value="1621" table:style-name="ce1">
            <text:p>1621</text:p>
          </table:table-cell>
          <table:table-cell office:value-type="float" office:value="7571122" table:style-name="ce1">
            <text:p>75711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ernambuco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pernambucano</text:p>
          </table:table-cell>
          <table:table-cell office:value-type="string" table:style-name="ce1">
            <text:p>PAULO HENRIQUE SARAIVA CÂMARA</text:p>
          </table:table-cell>
          <table:table-cell office:value-type="string" table:style-name="ce1">
            <text:p>Recife</text:p>
          </table:table-cell>
          <table:table-cell office:value-type="float" office:value="98067.880999999994" table:style-name="ce1">
            <text:p>98067,881</text:p>
          </table:table-cell>
          <table:table-cell office:value-type="float" office:value="9616621" table:style-name="ce1">
            <text:p>9616621</text:p>
          </table:table-cell>
          <table:table-cell office:value-type="float" office:value="89.62" table:style-name="ce1">
            <text:p>89,62</text:p>
          </table:table-cell>
          <table:table-cell office:value-type="float" office:value="1301930" table:style-name="ce1">
            <text:p>1301930</text:p>
          </table:table-cell>
          <table:table-cell office:value-type="float" office:value="0.67300000000000004" table:style-name="ce1">
            <text:p>0,673</text:p>
          </table:table-cell>
          <table:table-cell office:value-type="float" office:value="35746028.971019998" table:style-name="ce1">
            <text:p>35746028,97</text:p>
          </table:table-cell>
          <table:table-cell office:value-type="float" office:value="33320486.444449998" table:style-name="ce1">
            <text:p>33320486,44</text:p>
          </table:table-cell>
          <table:table-cell office:value-type="float" office:value="970" table:style-name="ce1">
            <text:p>970</text:p>
          </table:table-cell>
          <table:table-cell office:value-type="float" office:value="3010638" table:style-name="ce1">
            <text:p>301063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iauí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piauiense</text:p>
          </table:table-cell>
          <table:table-cell office:value-type="string" table:style-name="ce1">
            <text:p>JOSÉ WELLINGTON BARROSO DE ARAÚJO DIAS</text:p>
          </table:table-cell>
          <table:table-cell office:value-type="string" table:style-name="ce1">
            <text:p>Teresina</text:p>
          </table:table-cell>
          <table:table-cell office:value-type="float" office:value="251756.51500000001" table:style-name="ce1">
            <text:p>251756,515</text:p>
          </table:table-cell>
          <table:table-cell office:value-type="float" office:value="3281480" table:style-name="ce1">
            <text:p>3281480</text:p>
          </table:table-cell>
          <table:table-cell office:value-type="float" office:value="12.4" table:style-name="ce1">
            <text:p>12,4</text:p>
          </table:table-cell>
          <table:table-cell office:value-type="float" office:value="480126" table:style-name="ce1">
            <text:p>480126</text:p>
          </table:table-cell>
          <table:table-cell office:value-type="float" office:value="0.64600000000000002" table:style-name="ce1">
            <text:p>0,646</text:p>
          </table:table-cell>
          <table:table-cell office:value-type="float" office:value="12124215.615110001" table:style-name="ce1">
            <text:p>12124215,62</text:p>
          </table:table-cell>
          <table:table-cell office:value-type="float" office:value="9676736.3183500003" table:style-name="ce1">
            <text:p>9676736,318</text:p>
          </table:table-cell>
          <table:table-cell office:value-type="float" office:value="827" table:style-name="ce1">
            <text:p>827</text:p>
          </table:table-cell>
          <table:table-cell office:value-type="float" office:value="1196192" table:style-name="ce1">
            <text:p>119619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io de Janeiro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fluminense</text:p>
          </table:table-cell>
          <table:table-cell office:value-type="string" table:style-name="ce1">
            <text:p>WILSON JOSÉ WITZEL</text:p>
          </table:table-cell>
          <table:table-cell office:value-type="string" table:style-name="ce1">
            <text:p>Rio de Janeiro</text:p>
          </table:table-cell>
          <table:table-cell office:value-type="float" office:value="43750.427000000003" table:style-name="ce1">
            <text:p>43750,427</text:p>
          </table:table-cell>
          <table:table-cell office:value-type="float" office:value="17366189" table:style-name="ce1">
            <text:p>17366189</text:p>
          </table:table-cell>
          <table:table-cell office:value-type="float" office:value="365.23" table:style-name="ce1">
            <text:p>365,23</text:p>
          </table:table-cell>
          <table:table-cell office:value-type="float" office:value="2003315" table:style-name="ce1">
            <text:p>2003315</text:p>
          </table:table-cell>
          <table:table-cell office:value-type="float" office:value="0.76100000000000001" table:style-name="ce1">
            <text:p>0,761</text:p>
          </table:table-cell>
          <table:table-cell office:value-type="float" office:value="78488140.788619995" table:style-name="ce1">
            <text:p>78488140,79</text:p>
          </table:table-cell>
          <table:table-cell office:value-type="float" office:value="67965548.697569996" table:style-name="ce1">
            <text:p>67965548,7</text:p>
          </table:table-cell>
          <table:table-cell office:value-type="float" office:value="1882" table:style-name="ce1">
            <text:p>1882</text:p>
          </table:table-cell>
          <table:table-cell office:value-type="float" office:value="6725822" table:style-name="ce1">
            <text:p>67258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io Grande do Nort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potiguar ou norte-rio-grandense ou rio-grandense-do-norte</text:p>
          </table:table-cell>
          <table:table-cell office:value-type="string" table:style-name="ce1">
            <text:p>MARIA DE FATIMA BEZERRA</text:p>
          </table:table-cell>
          <table:table-cell office:value-type="string" table:style-name="ce1">
            <text:p>Natal</text:p>
          </table:table-cell>
          <table:table-cell office:value-type="float" office:value="52809.601999999999" table:style-name="ce1">
            <text:p>52809,602</text:p>
          </table:table-cell>
          <table:table-cell office:value-type="float" office:value="3534165" table:style-name="ce1">
            <text:p>3534165</text:p>
          </table:table-cell>
          <table:table-cell office:value-type="float" office:value="59.99" table:style-name="ce1">
            <text:p>59,99</text:p>
          </table:table-cell>
          <table:table-cell office:value-type="float" office:value="467629" table:style-name="ce1">
            <text:p>467629</text:p>
          </table:table-cell>
          <table:table-cell office:value-type="float" office:value="0.68400000000000005" table:style-name="ce1">
            <text:p>0,684</text:p>
          </table:table-cell>
          <table:table-cell office:value-type="float" office:value="13527552.731590001" table:style-name="ce1">
            <text:p>13527552,73</text:p>
          </table:table-cell>
          <table:table-cell office:value-type="float" office:value="11330957.55333" table:style-name="ce1">
            <text:p>11330957,55</text:p>
          </table:table-cell>
          <table:table-cell office:value-type="float" office:value="1057" table:style-name="ce1">
            <text:p>1057</text:p>
          </table:table-cell>
          <table:table-cell office:value-type="float" office:value="1290903" table:style-name="ce1">
            <text:p>12909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io Grande do Sul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gaúcho ou sul-rio-grandense</text:p>
          </table:table-cell>
          <table:table-cell office:value-type="string" table:style-name="ce1">
            <text:p>EDUARDO FIGUEIREDO CAVALHEIRO LEITE</text:p>
          </table:table-cell>
          <table:table-cell office:value-type="string" table:style-name="ce1">
            <text:p>Porto Alegre</text:p>
          </table:table-cell>
          <table:table-cell office:value-type="float" office:value="281707.15600000002" table:style-name="ce1">
            <text:p>281707,156</text:p>
          </table:table-cell>
          <table:table-cell office:value-type="float" office:value="11422973" table:style-name="ce1">
            <text:p>11422973</text:p>
          </table:table-cell>
          <table:table-cell office:value-type="float" office:value="37.96" table:style-name="ce1">
            <text:p>37,96</text:p>
          </table:table-cell>
          <table:table-cell office:value-type="float" office:value="1298736" table:style-name="ce1">
            <text:p>1298736</text:p>
          </table:table-cell>
          <table:table-cell office:value-type="float" office:value="0.746" table:style-name="ce1">
            <text:p>0,746</text:p>
          </table:table-cell>
          <table:table-cell office:value-type="float" office:value="66397468.17915" table:style-name="ce1">
            <text:p>66397468,18</text:p>
          </table:table-cell>
          <table:table-cell office:value-type="float" office:value="62476279.34364" table:style-name="ce1">
            <text:p>62476279,34</text:p>
          </table:table-cell>
          <table:table-cell office:value-type="float" office:value="1843" table:style-name="ce1">
            <text:p>1843</text:p>
          </table:table-cell>
          <table:table-cell office:value-type="float" office:value="7077972" table:style-name="ce1">
            <text:p>707797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ondôni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rondoniense ou rondoniano</text:p>
          </table:table-cell>
          <table:table-cell office:value-type="string" table:style-name="ce1">
            <text:p>MARCOS JOSE ROCHA DOS SANTOS</text:p>
          </table:table-cell>
          <table:table-cell office:value-type="string" table:style-name="ce1">
            <text:p>Porto Velho</text:p>
          </table:table-cell>
          <table:table-cell office:value-type="float" office:value="237765.24" table:style-name="ce1">
            <text:p>237765,24</text:p>
          </table:table-cell>
          <table:table-cell office:value-type="float" office:value="1796460" table:style-name="ce1">
            <text:p>1796460</text:p>
          </table:table-cell>
          <table:table-cell office:value-type="float" office:value="6.58" table:style-name="ce1">
            <text:p>6,58</text:p>
          </table:table-cell>
          <table:table-cell office:value-type="float" office:value="269626" table:style-name="ce1">
            <text:p>269626</text:p>
          </table:table-cell>
          <table:table-cell office:value-type="float" office:value="0.69" table:style-name="ce1">
            <text:p>0,69</text:p>
          </table:table-cell>
          <table:table-cell office:value-type="float" office:value="9122310.7230500001" table:style-name="ce1">
            <text:p>9122310,723</text:p>
          </table:table-cell>
          <table:table-cell office:value-type="float" office:value="7085530.0168000003" table:style-name="ce1">
            <text:p>7085530,017</text:p>
          </table:table-cell>
          <table:table-cell office:value-type="float" office:value="1136" table:style-name="ce1">
            <text:p>1136</text:p>
          </table:table-cell>
          <table:table-cell office:value-type="float" office:value="985047" table:style-name="ce1">
            <text:p>98504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oraim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roraimense</text:p>
          </table:table-cell>
          <table:table-cell office:value-type="string" table:style-name="ce1">
            <text:p>ANTONIO OLIVERIO GARCIA DE ALMEIDA</text:p>
          </table:table-cell>
          <table:table-cell office:value-type="string" table:style-name="ce1">
            <text:p>Boa Vista</text:p>
          </table:table-cell>
          <table:table-cell office:value-type="float" office:value="223644.527" table:style-name="ce1">
            <text:p>223644,527</text:p>
          </table:table-cell>
          <table:table-cell office:value-type="float" office:value="631181" table:style-name="ce1">
            <text:p>631181</text:p>
          </table:table-cell>
          <table:table-cell office:value-type="float" office:value="2.0099999999999998" table:style-name="ce1">
            <text:p>2,01</text:p>
          </table:table-cell>
          <table:table-cell office:value-type="float" office:value="96582" table:style-name="ce1">
            <text:p>96582</text:p>
          </table:table-cell>
          <table:table-cell office:value-type="float" office:value="0.70699999999999996" table:style-name="ce1">
            <text:p>0,707</text:p>
          </table:table-cell>
          <table:table-cell office:value-type="float" office:value="4419450.4155700002" table:style-name="ce1">
            <text:p>4419450,416</text:p>
          </table:table-cell>
          <table:table-cell office:value-type="float" office:value="3384683.7391400002" table:style-name="ce1">
            <text:p>3384683,739</text:p>
          </table:table-cell>
          <table:table-cell office:value-type="float" office:value="1044" table:style-name="ce1">
            <text:p>1044</text:p>
          </table:table-cell>
          <table:table-cell office:value-type="float" office:value="219290" table:style-name="ce1">
            <text:p>21929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anta Catarin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atarinense ou barriga-verde</text:p>
          </table:table-cell>
          <table:table-cell office:value-type="string" table:style-name="ce1">
            <text:p>CARLOS MOISÉS DA SILVA</text:p>
          </table:table-cell>
          <table:table-cell office:value-type="string" table:style-name="ce1">
            <text:p>Florianópolis</text:p>
          </table:table-cell>
          <table:table-cell office:value-type="float" office:value="95730.683999999994" table:style-name="ce1">
            <text:p>95730,684</text:p>
          </table:table-cell>
          <table:table-cell office:value-type="float" office:value="7252502" table:style-name="ce1">
            <text:p>7252502</text:p>
          </table:table-cell>
          <table:table-cell office:value-type="float" office:value="65.27" table:style-name="ce1">
            <text:p>65,27</text:p>
          </table:table-cell>
          <table:table-cell office:value-type="float" office:value="851993" table:style-name="ce1">
            <text:p>851993</text:p>
          </table:table-cell>
          <table:table-cell office:value-type="float" office:value="0.77400000000000002" table:style-name="ce1">
            <text:p>0,774</text:p>
          </table:table-cell>
          <table:table-cell office:value-type="float" office:value="34696772.820780002" table:style-name="ce1">
            <text:p>34696772,82</text:p>
          </table:table-cell>
          <table:table-cell office:value-type="float" office:value="25595103.379179999" table:style-name="ce1">
            <text:p>25595103,38</text:p>
          </table:table-cell>
          <table:table-cell office:value-type="float" office:value="1769" table:style-name="ce1">
            <text:p>1769</text:p>
          </table:table-cell>
          <table:table-cell office:value-type="float" office:value="5152615" table:style-name="ce1">
            <text:p>51526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ão Paulo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paulista</text:p>
          </table:table-cell>
          <table:table-cell office:value-type="string" table:style-name="ce1">
            <text:p>JOÃO AGRIPINO DA COSTA DORIA JUNIOR</text:p>
          </table:table-cell>
          <table:table-cell office:value-type="string" table:style-name="ce1">
            <text:p>São Paulo</text:p>
          </table:table-cell>
          <table:table-cell office:value-type="float" office:value="248219.481" table:style-name="ce1">
            <text:p>248219,481</text:p>
          </table:table-cell>
          <table:table-cell office:value-type="float" office:value="46289333" table:style-name="ce1">
            <text:p>46289333</text:p>
          </table:table-cell>
          <table:table-cell office:value-type="float" office:value="166.23" table:style-name="ce1">
            <text:p>166,23</text:p>
          </table:table-cell>
          <table:table-cell office:value-type="float" office:value="5367614" table:style-name="ce1">
            <text:p>5367614</text:p>
          </table:table-cell>
          <table:table-cell office:value-type="float" office:value="0.78300000000000003" table:style-name="ce1">
            <text:p>0,783</text:p>
          </table:table-cell>
          <table:table-cell office:value-type="float" office:value="232822496.56705999" table:style-name="ce1">
            <text:p>232822496,6</text:p>
          </table:table-cell>
          <table:table-cell office:value-type="float" office:value="231982243.69176" table:style-name="ce1">
            <text:p>231982243,7</text:p>
          </table:table-cell>
          <table:table-cell office:value-type="float" office:value="1946" table:style-name="ce1">
            <text:p>1946</text:p>
          </table:table-cell>
          <table:table-cell office:value-type="float" office:value="29057749" table:style-name="ce1">
            <text:p>2905774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ergip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ergipano ou sergipense</text:p>
          </table:table-cell>
          <table:table-cell office:value-type="string" table:style-name="ce1">
            <text:p>BELIVALDO CHAGAS SILVA</text:p>
          </table:table-cell>
          <table:table-cell office:value-type="string" table:style-name="ce1">
            <text:p>Aracaju</text:p>
          </table:table-cell>
          <table:table-cell office:value-type="float" office:value="21925.423999999999" table:style-name="ce1">
            <text:p>21925,424</text:p>
          </table:table-cell>
          <table:table-cell office:value-type="float" office:value="2318822" table:style-name="ce1">
            <text:p>2318822</text:p>
          </table:table-cell>
          <table:table-cell office:value-type="float" office:value="94.36" table:style-name="ce1">
            <text:p>94,36</text:p>
          </table:table-cell>
          <table:table-cell office:value-type="float" office:value="331297" table:style-name="ce1">
            <text:p>331297</text:p>
          </table:table-cell>
          <table:table-cell office:value-type="float" office:value="0.66500000000000004" table:style-name="ce1">
            <text:p>0,665</text:p>
          </table:table-cell>
          <table:table-cell office:value-type="float" office:value="10145046.95355" table:style-name="ce1">
            <text:p>10145046,95</text:p>
          </table:table-cell>
          <table:table-cell office:value-type="float" office:value="8494927.1999600008" table:style-name="ce1">
            <text:p>8494927,2</text:p>
          </table:table-cell>
          <table:table-cell office:value-type="float" office:value="980" table:style-name="ce1">
            <text:p>980</text:p>
          </table:table-cell>
          <table:table-cell office:value-type="float" office:value="772380" table:style-name="ce1">
            <text:p>77238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ocantins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tocantinense</text:p>
          </table:table-cell>
          <table:table-cell office:value-type="string" table:style-name="ce1">
            <text:p>MAURO CARLESSE</text:p>
          </table:table-cell>
          <table:table-cell office:value-type="string" table:style-name="ce1">
            <text:p>Palmas</text:p>
          </table:table-cell>
          <table:table-cell office:value-type="float" office:value="277466.76299999998" table:style-name="ce1">
            <text:p>277466,763</text:p>
          </table:table-cell>
          <table:table-cell office:value-type="float" office:value="1590248" table:style-name="ce1">
            <text:p>1590248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246183" table:style-name="ce1">
            <text:p>246183</text:p>
          </table:table-cell>
          <table:table-cell office:value-type="float" office:value="0.69899999999999995" table:style-name="ce1">
            <text:p>0,699</text:p>
          </table:table-cell>
          <table:table-cell office:value-type="float" office:value="10305099.012879999" table:style-name="ce1">
            <text:p>10305099,01</text:p>
          </table:table-cell>
          <table:table-cell office:value-type="float" office:value="8929456.43836" table:style-name="ce1">
            <text:p>8929456,438</text:p>
          </table:table-cell>
          <table:table-cell office:value-type="float" office:value="1056" table:style-name="ce1">
            <text:p>1056</text:p>
          </table:table-cell>
          <table:table-cell office:value-type="float" office:value="690169" table:style-name="ce1">
            <text:p>690169</text:p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otas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opulação estimada: Diferença de 780 pessoas entre os Estados do Piauí e Ceará com relação a Projeção da População para o Brasil e Unidades da Federação 2019, para o ano de 2019, em virtude de alteração de limites entre municípios na fronteira interestadual. Diferença de 446 pessoas entre os Estados de Alagoas e Pernambuco com relação a Projeção da População para o Brasil e Unidades da Federação 2019, para o ano de 2019, em virtude de alteração de limites entre municípios na fronteira interestadual. Diferença de 206 pessoas entre os Estados de Sergipe e Bahia com relação a Projeção da População para o Brasil e Unidades da Federação 2019, para o ano de 2019, em virtude de alteração de limites entre municípios na fronteira interestadual. Diferença de 2.250 pessoas entre o Estado de Goiás e o Distrito Federal com relação a Projeção da População para o Brasil e Unidades da Federação 2019, para o ano de 2019, em virtude de alteração de limites entre municípios na fronteira interestadual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ndimento mensal domiciliar per capita: As estimativas de rendimento apresentadas atendem ao disposto na Lei Complementar 143/2013, que estabelece os novos critérios de rateio do Fundo de Participação dos Estados e do Distrito Federal (FPE) e, em consequência, aos compromissos assumidos quanto à definição dos valores a serem repassados ao Tribunal de Contas da União (TCU) para o cálculo dos fatores representativos do inverso da renda domiciliar per cap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tes: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 Territorial: Área territorial brasileira. Rio de Janeiro: IBGE, 20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pulação estimada: IBGE, Diretoria de Pesquisas, Coordenação de População e Indicadores Sociais, Estimativas da população residente com data de referência 1o de julho de 20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sidade demográfica: IBGE, Censo Demográfico 2010, Área territorial brasileira. Rio de Janeiro: IBGE, 20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H Índice de desenvolvimento humano : Programa das Nações Unidas para o Desenvolvimento - PNU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rículas no ensino fundamental: Ministério da Educação, Instituto Nacional de Estudos e Pesquisas Educacionais - INEP - 20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tal de veículos: Ministério das Cidades, Departamento Nacional de Trânsito - DENATRAN - 20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s realizadas: Contas anuais. Receitas orçamentárias realizadas (Anexo I-C) 2017 e Despesas orçamentárias empenhadas (Anexo I-D) 2017. In: Brasil. Secretaria do Tesouro Nacional, Siconfi: Sistema de Informações Contábeis e Fiscais do Setor Público Brasileiro. Brasília, DF, [2018]. Disponível em: https://siconfi.tesouro.gov.br/siconfi/pages/public/consulta_finbra/finbra_list.jsf. Acesso em: set. 20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esas empenhadas: Contas anuais. Receitas orçamentárias realizadas (Anexo I-C) 2017 e Despesas orçamentárias empenhadas (Anexo I-D) 2017. In: Brasil. Secretaria do Tesouro Nacional, Siconfi: Sistema de Informações Contábeis e Fiscais do Setor Público Brasileiro. Brasília, DF, [2018]. Disponível em: https://siconfi.tesouro.gov.br/siconfi/pages/public/consulta_finbra/finbra_list.jsf. Acesso em: set. 20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ndimento mensal domiciliar per capita: IBGE, Diretoria de Pesquisas, Coordenação de Trabalho e Rendimento, Pesquisa Nacional por Amostra de Domicílios Contínua 2018</text:p>
          </table:table-cell>
          <table:table-cell table:number-columns-repeated="16383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title>Untitled Spreadsheet</dc:title>
    <dc:description/>
    <dc:subject/>
    <meta:initial-creator>Unknown Creator</meta:initial-creator>
    <dc:creator>RENATO DA NOVA FAVARIN</dc:creator>
    <meta:creation-date>2020-11-15T14:42:37Z</meta:creation-date>
    <dc:date>2020-11-15T15:14:52Z</dc:date>
    <meta:user-defined meta:name="Company">Microsoft Corporation</meta:user-defined>
    <meta:user-defined meta:name="category"/>
  </office:meta>
</office:document-meta>
</file>